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de" number:country="CH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.735cm" svg:y="7.012cm">
            <draw:object draw:notify-on-update-of-ranges="Sheet1.A2:Sheet1.A14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bat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table:style-name="Default" office:value-type="float" office:value="4.5" calcext:value-type="float">
            <text:p>4.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.997cm" svg:height="9.004cm" svg:x="2.34cm" svg:y="8.686cm">
            <draw:object draw:notify-on-update-of-ranges="Sheet2.A1:Sheet2.A10 Sheet2.C1:Sheet2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3"/>
        <table:table-row table:style-name="ro2">
          <table:table-cell office:value-type="percentage" office:value="1.1" calcext:value-type="percentage">
            <text:p>110.00%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  <table:table-cell office:value-type="float" office:value="13.05" calcext:value-type="float">
            <text:p>13.05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For High-Voltage Batteries Only!</text:p>
          </table:table-cell>
        </table:table-row>
        <table:table-row table:style-name="ro3">
          <table:table-cell office:value-type="percentage" office:value="1" calcext:value-type="percentage">
            <text:p>100.00%</text:p>
          </table:table-cell>
          <table:table-cell office:value-type="float" office:value="4.2" calcext:value-type="float">
            <text:p>4.2</text:p>
          </table:table-cell>
          <table:table-cell office:value-type="float" office:value="8.4" calcext:value-type="float">
            <text:p>8.4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tandard LiPo Full-Charge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4.11" calcext:value-type="float">
            <text:p>4.11</text:p>
          </table:table-cell>
          <table:table-cell office:value-type="float" office:value="8.22" calcext:value-type="float">
            <text:p>8.22</text:p>
          </table:table-cell>
          <table:table-cell office:value-type="float" office:value="12.33" calcext:value-type="float">
            <text:p>12.33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 table:number-columns-spanned="1" table:number-rows-spanned="4">
            <text:p>Normal Operating Range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4.02" calcext:value-type="float">
            <text:p>4.02</text:p>
          </table:table-cell>
          <table:table-cell office:value-type="float" office:value="8.04" calcext:value-type="float">
            <text:p>8.04</text:p>
          </table:table-cell>
          <table:table-cell office:value-type="float" office:value="12.06" calcext:value-type="float">
            <text:p>12.06</text:p>
          </table:table-cell>
          <table:table-cell office:value-type="float" office:value="16.08" calcext:value-type="float">
            <text:p>16.08</text:p>
          </table:table-cell>
          <table:covered-table-cell table:style-name="Default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3.95" calcext:value-type="float">
            <text:p>3.95</text:p>
          </table:table-cell>
          <table:table-cell office:value-type="float" office:value="7.9" calcext:value-type="float">
            <text:p>7.9</text:p>
          </table:table-cell>
          <table:table-cell office:value-type="float" office:value="11.85" calcext:value-type="float">
            <text:p>11.85</text:p>
          </table:table-cell>
          <table:table-cell office:value-type="float" office:value="15.8" calcext:value-type="float">
            <text:p>15.8</text:p>
          </table:table-cell>
          <table:covered-table-cell table:style-name="Default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3.87" calcext:value-type="float">
            <text:p>3.87</text:p>
          </table:table-cell>
          <table:table-cell office:value-type="float" office:value="7.74" calcext:value-type="float">
            <text:p>7.74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covered-table-cell table:style-name="Default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4" calcext:value-type="float">
            <text:p>11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TORAGE</text:p>
          </table:table-cell>
        </table:table-row>
        <table:table-row table:style-name="ro3">
          <table:table-cell office:value-type="percentage" office:value="0.4" calcext:value-type="percentage">
            <text:p>40.00%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11.1" calcext:value-type="float">
            <text:p>11.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Long-Term Storage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10.8" calcext:value-type="float">
            <text:p>10.8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Low voltage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5:07:15.296944921</meta:creation-date>
    <dc:date>2022-03-16T17:24:27.469801454</dc:date>
    <meta:editing-duration>PT2H7M</meta:editing-duration>
    <meta:editing-cycles>4</meta:editing-cycles>
    <meta:generator>LibreOffice/7.2.5.2.0$Linux_X86_64 LibreOffice_project/20$Build-2</meta:generator>
    <meta:document-statistic meta:table-count="2" meta:cell-count="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CH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82cm" svg:y="3.955cm" style:legend-expansion="high" chart:style-name="ch2"/>
        <chart:plot-area chart:style-name="ch3" table:cell-range-address="Sheet1.A2:Sheet1.B14" chart:data-source-has-labels="row" svg:x="0.374cm" svg:y="0.204cm" svg:width="12.585cm" svg:height="8.646cm">
          <chart:coordinate-region svg:x="1.366cm" svg:y="0.404cm" svg:width="11.40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loext:label-string="&quot;adc(vbat)&quot;" chart:class="chart:scatter">
            <chart:domain table:cell-range-address="Sheet1.A2:Sheet1.A14"/>
            <chart:regression-curve chart:style-name="ch8">
              <chart:equation chart:display-equation="true" chart:display-r-square="fals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(vba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">
                <text:p>4.35</text:p>
                <draw:g>
                  <svg:desc>Sheet1.A2:Sheet1.A14</svg:desc>
                </draw:g>
              </table:table-cell>
              <table:table-cell office:value-type="float" office:value="3488">
                <text:p>3488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7">
                <text:p>4.97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9">
                <text:p>5.5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2">
                <text:p>6.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6">
                <text:p>7.16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1">
                <text:p>7.6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4">
                <text:p>8.04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6">
                <text:p>8.56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">
                <text:p>10.2</text:p>
              </table:table-cell>
              <table:table-cell office:value-type="float" office:value="8140">
                <text:p>8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35cm" svg:y="3.954cm" style:legend-expansion="high" chart:style-name="ch2"/>
        <chart:plot-area chart:style-name="ch3" table:cell-range-address="Sheet2.A1:Sheet2.A10 Sheet2.C1:Sheet2.C10" svg:x="0.319cm" svg:y="0.18cm" svg:width="10.497cm" svg:height="8.645cm">
          <chart:coordinate-region svg:x="1.046cm" svg:y="0.38cm" svg:width="9.09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0" chart:class="chart:scatter">
            <chart:domain table:cell-range-address="Sheet2.A1:Sheet2.A10"/>
            <chart:regression-curve chart:style-name="ch8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2.A1:Sheet2.A10</svg:desc>
                </draw:g>
              </table:table-cell>
              <table:table-cell office:value-type="float" office:value="8.7">
                <text:p>8.7</text:p>
                <draw:g>
                  <svg:desc>Sheet2.C1:Sheet2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